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entury schoolbook" svg:font-family="'Century schoolbook'" style:font-family-generic="roman"/>
    <style:font-face style:name="England Hand DB" svg:font-family="'England Hand DB'"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227cm" fo:margin-left="0cm" fo:margin-right="-0.007cm" table:align="margins"/>
    </style:style>
    <style:style style:name="Tableau1.A" style:family="table-column">
      <style:table-column-properties style:column-width="2.723cm" style:rel-column-width="13494*"/>
    </style:style>
    <style:style style:name="Tableau1.B" style:family="table-column">
      <style:table-column-properties style:column-width="7.781cm" style:rel-column-width="38545*"/>
    </style:style>
    <style:style style:name="Tableau1.C" style:family="table-column">
      <style:table-column-properties style:column-width="2.723cm" style:rel-column-width="13496*"/>
    </style:style>
    <style:style style:name="Tableau1.A1" style:family="table-cell">
      <style:table-cell-properties fo:padding="0.097cm" fo:border="none"/>
    </style:style>
    <style:style style:name="Tableau1.B1" style:family="table-cell">
      <style:table-cell-properties fo:background-color="#99ccff" fo:padding="0.097cm" fo:border="0.05pt solid #000000">
        <style:background-image/>
      </style:table-cell-properties>
    </style:style>
    <style:style style:name="P1" style:family="paragraph" style:parent-style-name="Footer">
      <style:paragraph-properties fo:text-align="end" style:justify-single-word="false"/>
      <style:text-properties style:font-name="Century schoolbook" fo:font-size="8pt" fo:font-style="italic" style:font-size-asian="8pt" style:font-style-asian="italic" style:font-size-complex="8pt" style:font-style-complex="italic"/>
    </style:style>
    <style:style style:name="P2" style:family="paragraph" style:parent-style-name="Table_20_Contents">
      <style:paragraph-properties fo:text-align="end" style:justify-single-word="false"/>
      <style:text-properties style:use-window-font-color="true" style:font-name="Century schoolbook" fo:font-size="12pt" style:font-size-asian="12pt" style:font-size-complex="12pt"/>
    </style:style>
    <style:style style:name="P3" style:family="paragraph" style:parent-style-name="Table_20_Contents">
      <style:paragraph-properties fo:text-align="center" style:justify-single-word="false"/>
      <style:text-properties style:use-window-font-color="true" style:font-name="Century schoolbook" fo:font-size="12pt" fo:font-weight="bold" style:font-size-asian="12pt" style:font-weight-asian="bold" style:font-size-complex="12pt" style:font-weight-complex="bold"/>
    </style:style>
    <style:style style:name="P4" style:family="paragraph" style:parent-style-name="Table_20_Contents">
      <style:text-properties style:use-window-font-color="true" style:font-name="Century schoolbook" fo:font-size="10pt" officeooo:rsid="00453c24" officeooo:paragraph-rsid="00453c24" style:font-size-asian="10pt" style:font-size-complex="10pt"/>
    </style:style>
    <style:style style:name="P5" style:family="paragraph" style:parent-style-name="Standard">
      <loext:graphic-properties draw:fill="none" draw:fill-color="#ffffff" draw:opacity="100%"/>
      <style:paragraph-properties fo:margin-top="0cm" fo:margin-bottom="0.101cm" loext:contextual-spacing="false" fo:text-align="center" style:justify-single-word="false" fo:background-color="transparent"/>
      <style:text-properties style:use-window-font-color="true" style:text-position="0% 100%" style:font-name="Century schoolbook" fo:font-size="10pt" fo:language="fr" fo:country="FR" fo:font-style="normal" style:text-underline-style="none" fo:font-weight="bold" officeooo:rsid="000d6721" officeooo:paragraph-rsid="006e3375" style:font-size-asian="10pt" style:font-style-asian="normal" style:font-weight-asian="bold" style:font-size-complex="10pt" style:font-style-complex="normal" style:font-weight-complex="bold"/>
    </style:style>
    <style:style style:name="P6" style:family="paragraph" style:parent-style-name="Standard">
      <loext:graphic-properties draw:fill="solid" draw:fill-color="#ffff99" draw:opacity="100%"/>
      <style:paragraph-properties fo:margin-top="0cm" fo:margin-bottom="0.101cm" loext:contextual-spacing="false" fo:text-align="start" style:justify-single-word="false" fo:background-color="#ffff99"/>
      <style:text-properties style:use-window-font-color="true" style:text-position="0% 100%" style:font-name="Century schoolbook" fo:font-size="10pt" fo:language="fr" fo:country="FR" fo:font-style="normal" style:text-underline-style="none" fo:font-weight="bold" officeooo:rsid="006e9cd0" officeooo:paragraph-rsid="006e9cd0" style:font-size-asian="10pt" style:font-style-asian="normal" style:font-weight-asian="bold" style:font-size-complex="10pt" style:font-style-complex="normal" style:font-weight-complex="bold"/>
    </style:style>
    <style:style style:name="P7" style:family="paragraph" style:parent-style-name="Standard">
      <loext:graphic-properties draw:fill="solid" draw:fill-color="#99ff99" draw:opacity="100%"/>
      <style:paragraph-properties fo:margin-top="0cm" fo:margin-bottom="0.101cm" loext:contextual-spacing="false" fo:text-align="start" style:justify-single-word="false" fo:background-color="#99ff99"/>
      <style:text-properties style:use-window-font-color="true" style:text-position="0% 100%" style:font-name="Century schoolbook" fo:font-size="10pt" fo:language="fr" fo:country="FR" fo:font-style="normal" style:text-underline-style="none" fo:font-weight="bold" officeooo:rsid="006e9cd0" officeooo:paragraph-rsid="006e9cd0" style:font-size-asian="10pt" style:font-style-asian="normal" style:font-weight-asian="bold" style:font-size-complex="10pt" style:font-style-complex="normal" style:font-weight-complex="bold"/>
    </style:style>
    <style:style style:name="P8" style:family="paragraph" style:parent-style-name="Standard">
      <loext:graphic-properties draw:fill="none" draw:fill-color="#ffffff" draw:opacity="100%"/>
      <style:paragraph-properties fo:margin-top="0cm" fo:margin-bottom="0.101cm" loext:contextual-spacing="false" fo:text-align="start" style:justify-single-word="false" fo:background-color="transparent"/>
      <style:text-properties style:use-window-font-color="true" style:text-position="0% 100%" style:font-name="Century schoolbook" fo:font-size="10pt" fo:language="fr" fo:country="FR" fo:font-style="normal" style:text-underline-style="none" fo:font-weight="normal" officeooo:rsid="006e9cd0" officeooo:paragraph-rsid="006e9cd0" style:font-size-asian="10pt" style:font-style-asian="normal" style:font-weight-asian="normal" style:font-size-complex="10pt" style:font-style-complex="normal" style:font-weight-complex="normal"/>
    </style:style>
    <style:style style:name="P9" style:family="paragraph" style:parent-style-name="Standard">
      <loext:graphic-properties draw:fill="solid" draw:fill-color="#ffff99" draw:opacity="100%"/>
      <style:paragraph-properties fo:margin-top="0cm" fo:margin-bottom="0.101cm" loext:contextual-spacing="false" fo:text-align="start" style:justify-single-word="false" fo:background-color="#ffff99"/>
      <style:text-properties style:use-window-font-color="true" style:text-position="0% 100%" style:font-name="Century schoolbook" fo:font-size="10pt" fo:language="fr" fo:country="FR" fo:font-style="normal" style:text-underline-style="none" fo:font-weight="normal" officeooo:rsid="006e9cd0" officeooo:paragraph-rsid="006e9cd0" style:font-size-asian="10pt" style:font-style-asian="normal" style:font-weight-asian="normal" style:font-size-complex="10pt" style:font-style-complex="normal" style:font-weight-complex="normal"/>
    </style:style>
    <style:style style:name="P10" style:family="paragraph" style:parent-style-name="Standard">
      <loext:graphic-properties draw:fill="solid" draw:fill-color="#99ff99" draw:opacity="100%"/>
      <style:paragraph-properties fo:margin-top="0cm" fo:margin-bottom="0.101cm" loext:contextual-spacing="false" fo:text-align="start" style:justify-single-word="false" fo:background-color="#99ff99"/>
      <style:text-properties style:use-window-font-color="true" style:text-position="0% 100%" style:font-name="Century schoolbook" fo:font-size="10pt" fo:language="fr" fo:country="FR" fo:font-style="normal" style:text-underline-style="none" fo:font-weight="normal" officeooo:rsid="006e9cd0" officeooo:paragraph-rsid="006e9cd0" style:font-size-asian="10pt" style:font-style-asian="normal" style:font-weight-asian="normal" style:font-size-complex="10pt" style:font-style-complex="normal" style:font-weight-complex="normal"/>
    </style:style>
    <style:style style:name="P11" style:family="paragraph" style:parent-style-name="Text_20_body">
      <loext:graphic-properties draw:fill="none" draw:fill-color="#ffffff" draw:opacity="100%"/>
      <style:paragraph-properties fo:margin-top="0cm" fo:margin-bottom="0.101cm" loext:contextual-spacing="false" fo:line-height="100%" fo:text-align="start" style:justify-single-word="false" fo:background-color="transparent"/>
      <style:text-properties style:use-window-font-color="true" style:text-position="0% 100%" style:font-name="Century schoolbook" fo:font-size="10pt" fo:language="fr" fo:country="FR" fo:font-style="normal" style:text-underline-style="none" fo:font-weight="normal" officeooo:rsid="006e9cd0" officeooo:paragraph-rsid="006e9cd0" style:font-size-asian="10pt" style:font-style-asian="normal" style:font-weight-asian="normal" style:font-size-complex="10pt" style:font-style-complex="normal" style:font-weight-complex="normal"/>
    </style:style>
    <style:style style:name="T1" style:family="text">
      <style:text-properties officeooo:rsid="00453c24"/>
    </style:style>
    <style:style style:name="T2" style:family="text">
      <style:text-properties officeooo:rsid="006e3375"/>
    </style:style>
    <style:style style:name="T3" style:family="text">
      <style:text-properties fo:font-weight="bold" style:font-weight-asian="bold" style:font-weight-complex="bold"/>
    </style:style>
    <style:style style:name="T4" style:family="text">
      <style:text-properties fo:color="#333399"/>
    </style:style>
    <style:style style:name="T5" style:family="text">
      <style:text-properties officeooo:rsid="006e9cd0"/>
    </style:style>
    <style:style style:name="T6" style:family="text">
      <style:text-properties fo:color="#0000ff"/>
    </style:style>
    <style:style style:name="T7" style:family="text">
      <style:text-properties fo:color="#0000ff" fo:font-weight="bold" style:font-weight-asian="bold" style:font-weight-complex="bold"/>
    </style:style>
    <style:style style:name="fr1" style:family="graphic" style:parent-style-name="Formula">
      <style:graphic-properties fo:margin-left="0cm" fo:margin-right="0cm" style:vertical-pos="from-top"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4">Première</text:p>
          </table:table-cell>
          <table:table-cell table:style-name="Tableau1.B1" office:value-type="string">
            <text:p text:style-name="P3">Produit scalaire – <text:line-break/><text:span text:style-name="T5">Raisonnement commenté</text:span></text:p>
          </table:table-cell>
          <table:table-cell table:style-name="Tableau1.A1" office:value-type="string">
            <text:p text:style-name="P2"><text:s/></text:p>
          </table:table-cell>
        </table:table-row>
      </table:table>
      <text:p text:style-name="P5"/>
      <text:p text:style-name="P11"><text:span text:style-name="Strong_20_Emphasis">Objectif :</text:span> <text:span text:style-name="Strong_20_Emphasis">enregistrer un message vocal dans un fichier à déposer dans l’espace de dépôt du cours.</text:span><text:line-break/>Choisir l'une des deux questions ci-dessous, résoudre par écrit le problème et compléter cet écrit avec un enregistrement audio qui présentera clairement les étapes de calculs et la démarche. Le but est d'exprimer votre raisonnement pour traiter la question choisie en travaillant sur les capacités de communication.<text:line-break/>Il faut donc porter une attention particulière à la qualité de l'expression, à l'utilisation du vocabulaire et à l'interprétation des calculs. Vous pouvez utiliser l'<text:span text:style-name="Strong_20_Emphasis"><text:span text:style-name="T6">enregistreur vocale de votre smartphone</text:span></text:span><text:span text:style-name="T6">.</text:span><text:line-break/><text:line-break/><text:span text:style-name="Strong_20_Emphasis">Quelques conseils pour réaliser cet enregistrement audio :</text:span><text:line-break/>1. Résoudre avant la question au brouillon que vous avez choisie parmi les deux proposées pour faire apparaître les étapes du raisonnement et les résultats.<text:line-break/>2. Lire la question choisie que vous avez à résoudre.<text:line-break/>3. Indiquer votre stratégie et pensez à définir clairement votre démarche.<text:line-break/>4. Donner les résultats de vos calculs sans justifier les étapes intermédiaires car ils sont indiqués par écrit. <text:span text:style-name="T7">Une photo des calculs et de la figure réalisée sera aussi déposée pour illustrer votre démarche.</text:span><text:line-break/>5. Vérifier que vous avez bien répondu à la question posée.</text:p>
      <text:p text:style-name="P8"/>
      <text:p text:style-name="P6">QUESTION 1 :</text:p>
      <text:p text:style-name="P9">ABCD est un rectangle tel que AB = 3 et AD = 4.</text:p>
      <text:p text:style-name="P9">K est le milieu de [AB]. On appelle E le point d'intersection des segments [DK] et [AC].</text:p>
      <text:p text:style-name="P9">En utilisant deux expressions du produit scalaire de deux vecteurs bien choisis, déterminer une mesure en degré de l'angle<draw:frame draw:style-name="fr1" draw:name="Objet1" text:anchor-type="as-char" svg:y="-0.381cm" svg:width="0.991cm" svg:height="0.489cm" draw:z-index="0"><draw:object xlink:href="./Object 1" xlink:type="simple" xlink:show="embed" xlink:actuate="onLoad"/><draw:image xlink:href="./ObjectReplacements/Object 1" xlink:type="simple" xlink:show="embed" xlink:actuate="onLoad"/><svg:desc>widehat{DEC}</svg:desc></draw:frame> <text:s/>(arrondir au degré)</text:p>
      <text:p text:style-name="P8"/>
      <text:p text:style-name="P7">QUESTION 2 :</text:p>
      <text:p text:style-name="P10">ABC est un triangle tel que AB = 4 ; AC = 5 <text:s/>et <draw:frame draw:style-name="fr1" draw:name="Objet2" text:anchor-type="as-char" svg:y="-0.381cm" svg:width="0.97cm" svg:height="0.489cm" draw:z-index="1"><draw:object xlink:href="./Object 2" xlink:type="simple" xlink:show="embed" xlink:actuate="onLoad"/><draw:image xlink:href="./ObjectReplacements/Object 2" xlink:type="simple" xlink:show="embed" xlink:actuate="onLoad"/><svg:desc>widehat{BAC}</svg:desc></draw:frame>mesure 100°.</text:p>
      <text:p text:style-name="P10">En utilisant deux expressions du produit scalaire de deux vecteurs bien choisis, déterminer la longueur du <text:s/>troisième côté [BC] du triangle ABC.<text:line-break/>(arrondir à 0,1 prè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entury schoolbook" svg:font-family="'Century schoolbook'" style:font-family-generic="roman"/>
    <style:font-face style:name="England Hand DB" svg:font-family="'England Hand DB'"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draw:stroke-dash draw:name="Dashed_20__28_var_29__20_207" draw:display-name="Dashed (var) 207" draw:style="rect" draw:dots2="1" draw:dots2-length="0.018cm" draw:distance="0.018cm"/>
    <draw:stroke-dash draw:name="Dashed_20__28_var_29__20_208" draw:display-name="Dashed (var) 208" draw:style="rect" draw:dots2="1" draw:dots2-length="0.018cm" draw:distance="0.018cm"/>
    <draw:stroke-dash draw:name="Dashed_20__28_var_29__20_209" draw:display-name="Dashed (var) 209" draw:style="rect" draw:dots2="1" draw:dots2-length="0.018cm" draw:distance="0.018cm"/>
    <draw:stroke-dash draw:name="Dashed_20__28_var_29__20_210" draw:display-name="Dashed (var) 210" draw:style="rect" draw:dots2="1" draw:dots2-length="0.018cm" draw:distance="0.018cm"/>
    <draw:stroke-dash draw:name="Dashed_20__28_var_29__20_211" draw:display-name="Dashed (var) 211" draw:style="rect" draw:dots2="1" draw:dots2-length="0.018cm" draw:distance="0.018cm"/>
    <draw:stroke-dash draw:name="Dashed_20__28_var_29__20_212" draw:display-name="Dashed (var) 212" draw:style="rect" draw:dots2="1" draw:dots2-length="0.018cm" draw:distance="0.018cm"/>
    <draw:stroke-dash draw:name="Dashed_20__28_var_29__20_213" draw:display-name="Dashed (var) 213" draw:style="rect" draw:dots2="1" draw:dots2-length="0.018cm" draw:distance="0.018cm"/>
    <draw:stroke-dash draw:name="Dashed_20__28_var_29__20_214" draw:display-name="Dashed (var) 214" draw:style="rect" draw:dots2="1" draw:dots2-length="0.018cm" draw:distance="0.018cm"/>
    <draw:stroke-dash draw:name="Dashed_20__28_var_29__20_215" draw:display-name="Dashed (var) 215" draw:style="rect" draw:dots2="1" draw:dots2-length="0.018cm" draw:distance="0.018cm"/>
    <draw:stroke-dash draw:name="Dashed_20__28_var_29__20_216" draw:display-name="Dashed (var) 216" draw:style="rect" draw:dots2="1" draw:dots2-length="0.018cm" draw:distance="0.018cm"/>
    <draw:stroke-dash draw:name="Dashed_20__28_var_29__20_217" draw:display-name="Dashed (var) 217" draw:style="rect" draw:dots2="1" draw:dots2-length="0.018cm" draw:distance="0.018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71cm" style:type="center"/>
          <style:tab-stop style:position="19.42cm"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Strong_20_Emphasi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Strong_20_Emphasi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Strong_20_Emphasi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Strong_20_Emphasi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Strong_20_Emphasi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Strong_20_Emphasi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Strong_20_Emphasi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Strong_20_Emphasi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Strong_20_Emphasi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entury schoolbook" fo:font-size="8pt" fo:font-style="italic" style:font-size-asian="8pt" style:font-style-asian="italic" style:font-size-complex="8pt" style:font-style-complex="italic"/>
    </style:style>
    <style:style style:name="MT1" style:family="text">
      <style:text-properties officeooo:rsid="00453c24"/>
    </style:style>
    <style:style style:name="MT2" style:family="text">
      <style:text-properties officeooo:rsid="006e9cd0"/>
    </style:style>
    <style:page-layout style:name="Mpm1">
      <style:page-layout-properties fo:page-width="14.801cm" fo:page-height="21.001cm" style:num-format="1" style:print-orientation="portrait" fo:margin-top="0.556cm" fo:margin-bottom="0.808cm" fo:margin-left="0.794cm" fo:margin-right="0.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remière</text:span> – Produit scalaire (1) – <text:span text:style-name="MT2">Raisonnement commenté - </text:span><text:s/>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15:30:33.39</meta:creation-date>
    <dc:date>2019-10-30T14:47:01.190161702</dc:date>
    <meta:editing-duration>PT17H33M17S</meta:editing-duration>
    <meta:editing-cycles>141</meta:editing-cycles>
    <meta:generator>LibreOffice/5.1.6.2$Linux_X86_64 LibreOffice_project/10m0$Build-2</meta:generator>
    <meta:print-date>2015-02-24T18:33:46.432000000</meta:print-date>
    <meta:document-statistic meta:table-count="1" meta:image-count="0" meta:object-count="2" meta:page-count="1" meta:paragraph-count="12" meta:word-count="306" meta:character-count="1881" meta:non-whitespace-character-count="1576"/>
  </office:meta>
</office:document-meta>
</file>

<file path=Object 1/content.xml><?xml version="1.0" encoding="utf-8"?>
<math xmlns="http://www.w3.org/1998/Math/MathML" display="block">
  <semantics>
    <mover accent="true">
      <mtext>DEC</mtext>
      <mo stretchy="true">^</mo>
    </mover>
    <annotation encoding="StarMath 5.0">widehat{"DEC"}</annotation>
  </semantics>
</math>
</file>

<file path=Object 2/content.xml><?xml version="1.0" encoding="utf-8"?>
<math xmlns="http://www.w3.org/1998/Math/MathML" display="block">
  <semantics>
    <mover accent="true">
      <mtext>BAC</mtext>
      <mo stretchy="true">^</mo>
    </mover>
    <annotation encoding="StarMath 5.0">widehat{"BAC"}</annotation>
  </semantics>
</math>
</file>